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ERALTA CONDORI ROCEND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ONZALES URRUTIA JORGE LU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PERALTA CONDORI ROCEND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FRANCES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8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8071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04:5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